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, Arial, sans-serif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text">
      <style:text-properties fo:language="en" fo:country="US" officeooo:rsid="00065dd2" officeooo:paragraph-rsid="00065dd2"/>
    </style:style>
    <style:style style:name="P2" style:family="paragraph" style:parent-style-name="_5f_text">
      <style:text-properties fo:language="en" fo:country="US" officeooo:rsid="0006aa71" officeooo:paragraph-rsid="0006aa71"/>
    </style:style>
    <style:style style:name="P3" style:family="paragraph" style:parent-style-name="_5f_text">
      <style:text-properties fo:language="en" fo:country="US" officeooo:rsid="00085811" officeooo:paragraph-rsid="00085811"/>
    </style:style>
    <style:style style:name="P4" style:family="paragraph" style:parent-style-name="_5f_text">
      <style:text-properties fo:language="ru" fo:country="RU" officeooo:rsid="00058e80" officeooo:paragraph-rsid="00058e80"/>
    </style:style>
    <style:style style:name="P5" style:family="paragraph" style:parent-style-name="_5f_text">
      <style:text-properties fo:language="ru" fo:country="RU" officeooo:rsid="00065dd2" officeooo:paragraph-rsid="00065dd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5dd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45b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електоры</text:p>
      <text:p text:style-name="P5">class → .(точка)</text:p>
      <text:p text:style-name="P1">id → #</text:p>
      <text:p text:style-name="P1"/>
      <text:p text:style-name="P5">Группы</text:p>
      <text:p text:style-name="P5">Через запятую → для всех один стиль</text:p>
      <text:p text:style-name="P5">Через пробел → дерево</text:p>
      <text:p text:style-name="P5">p.intro → &lt;p class="intro"&gt;</text:p>
      <text:p text:style-name="P2">: <text:span text:style-name="T2">→ </text:span><text:span text:style-name="T1">псевдокласс</text:span></text:p>
      <text:p text:style-name="P3">[] <text:span text:style-name="T2">→ </text:span><text:span text:style-name="T1">атрибуты</text:span></text:p>
      <text:p text:style-name="P3"><text:span text:style-name="T1"/></text:p>
      <text:p text:style-name="_5f_text"/>
      <text:p text:style-name="_5f_text"/>
      <text:p text:style-name="_5f_text"/>
      <text:p text:style-name="_5f_heading_5f_top"><text:span text:style-name="T1">Тэги </text:span><text:span text:style-name="T4">h</text:span>tml</text:p>
      <text:p text:style-name="_5f_text"><text:a xlink:type="simple" xlink:href="https://html5css.ru/tags/default.php" text:style-name="Internet_20_link" text:visited-style-name="Visited_20_Internet_20_Link">https://html5css.ru/tags/default.php</text:a></text:p>
      <text:p text:style-name="P4">еги HTML упорядочены по категориям</text:p>
      <text:p text:style-name="P4">= Новое в HTML5.</text:p>
      <text:p text:style-name="P4"/>
      <text:p text:style-name="_5f_heading_5f_bottom">Базовый HTML-код</text:p>
      <text:p text:style-name="P4">Тег<text:tab/>Описание</text:p>
      <text:p text:style-name="P4">&lt;!DOCTYPE&gt; <text:tab/>Определяет тип документа</text:p>
      <text:p text:style-name="P4">&lt;html&gt;<text:tab/>Определяет HTML-документ</text:p>
      <text:p text:style-name="P4">&lt;head&gt;<text:tab/>Определяет сведения о документе</text:p>
      <text:p text:style-name="P4">&lt;title&gt;<text:tab/>Определяет заголовок документа</text:p>
      <text:p text:style-name="P4">&lt;body&gt;<text:tab/>Определяет тело документа</text:p>
      <text:p text:style-name="P4">&lt;h1&gt; to &lt;h6&gt;<text:tab/>Определяет заголовки HTML</text:p>
      <text:p text:style-name="P4">&lt;p&gt;<text:tab/>Определяет абзац</text:p>
      <text:p text:style-name="P4">&lt;br&gt;<text:tab/>Вставка одного разрыва строки</text:p>
      <text:p text:style-name="P4">&lt;hr&gt;<text:tab/>Определяет тематическое изменение содержания</text:p>
      <text:p text:style-name="P4">&lt;!--...--&gt;<text:tab/>Определяет комментарий</text:p>
      <text:p text:style-name="_5f_heading_5f_bottom">Форматирование</text:p>
      <text:p text:style-name="P4">Тег<text:tab/>Описание</text:p>
      <text:p text:style-name="P4">&lt;acronym&gt;<text:tab/>Не поддерживается в HTML5. Использовать &lt;abbr&gt; Вместо.</text:p>
      <text:p text:style-name="P4">Определяет акроним</text:p>
      <text:p text:style-name="P4">&lt;abbr&gt;<text:tab/>Определяет аббревиатуру или акроним</text:p>
      <text:p text:style-name="P4">&lt;address&gt;<text:tab/>Определяет контактные данные автора/владельца документа/статьи</text:p>
      <text:p text:style-name="P4"><text:soft-page-break/>&lt;b&gt;<text:tab/>Определяет полужирный текст</text:p>
      <text:p text:style-name="P4">&lt;bdi&gt;<text:tab/>Изолирует часть текста, которая может быть отформатирована в другом направлении от другого текста за его пределами</text:p>
      <text:p text:style-name="P4">&lt;bdo&gt;<text:tab/>Переопределяет текущее направление текста</text:p>
      <text:p text:style-name="P4">&lt;big&gt;<text:tab/>Не поддерживается в HTML5. Вместо этого используйте CSS.</text:p>
      <text:p text:style-name="P4">Определяет большой текст</text:p>
      <text:p text:style-name="P4">&lt;blockquote&gt;<text:tab/>Определяет раздел, который цитируется из другого источника</text:p>
      <text:p text:style-name="P4">&lt;center&gt;<text:tab/>Не поддерживается в HTML5. Вместо этого используйте CSS.</text:p>
      <text:p text:style-name="P4">Определяет центрированный текст</text:p>
      <text:p text:style-name="P4">&lt;cite&gt;<text:tab/>Определяет название работы</text:p>
      <text:p text:style-name="P4">&lt;code&gt;<text:tab/>Определяет часть кода компьютера</text:p>
      <text:p text:style-name="P4">&lt;del&gt;<text:tab/>Определяет текст, который был удален из документа</text:p>
      <text:p text:style-name="P4">&lt;dfn&gt;<text:tab/>Представляет определяющий экземпляр термина</text:p>
      <text:p text:style-name="P4">&lt;em&gt;<text:tab/>Определяет подчеркнутый текст </text:p>
      <text:p text:style-name="P4">&lt;font&gt;<text:tab/>Не поддерживается в HTML5. Вместо этого используйте CSS.</text:p>
      <text:p text:style-name="P4">Определяет шрифт, цвет и размер текста</text:p>
      <text:p text:style-name="P4">&lt;i&gt;<text:tab/>Определяет часть текста в альтернативный голос или настроение</text:p>
      <text:p text:style-name="P4">&lt;ins&gt;<text:tab/>Определяет текст, вставленный в документ</text:p>
      <text:p text:style-name="P4">&lt;kbd&gt;<text:tab/>Определяет ввод с клавиатуры</text:p>
      <text:p text:style-name="P4">&lt;mark&gt;<text:tab/>Определяет выделенный/выделенный текст</text:p>
      <text:p text:style-name="P4">&lt;meter&gt;<text:tab/>Определяет скалярное измерение в пределах известного диапазона (датчика)</text:p>
      <text:p text:style-name="P4">&lt;pre&gt;<text:tab/>Определяет предварительно отформатированный текст</text:p>
      <text:p text:style-name="P4">&lt;progress&gt;<text:tab/>Представляет ход выполнения задачи</text:p>
      <text:p text:style-name="P4">&lt;q&gt;<text:tab/>Определяет краткое предложение</text:p>
      <text:p text:style-name="P4">&lt;rp&gt;<text:tab/>Определяет, что отображать в обозревателях, не поддерживающих аннотации Ruby</text:p>
      <text:p text:style-name="P4">&lt;rt&gt;<text:tab/>Определяет объяснение/произношение символов (для восточно-азиатских типографии)</text:p>
      <text:p text:style-name="P4">&lt;ruby&gt;<text:tab/>Определяет аннотацию Ruby (для восточно-азиатских типографий)</text:p>
      <text:p text:style-name="P4">&lt;s&gt;<text:tab/>Определяет текст, который больше не является правильным</text:p>
      <text:p text:style-name="P4">&lt;samp&gt;<text:tab/>Определяет выборку выходных данных из компьютерной программы</text:p>
      <text:p text:style-name="P4">&lt;small&gt;<text:tab/>Определяет меньший текст</text:p>
      <text:p text:style-name="P4">&lt;strike&gt;<text:tab/>Не поддерживается в HTML5. Использовать &lt;del&gt; or &lt;s&gt; Вместо.</text:p>
      <text:p text:style-name="P4">Определяет текст зачеркивания</text:p>
      <text:p text:style-name="P4">&lt;strong&gt;<text:tab/>Определяет важный текст</text:p>
      <text:p text:style-name="P4">&lt;sub&gt;<text:tab/>Определяет текст с подстрочным текстом</text:p>
      <text:p text:style-name="P4">&lt;sup&gt;<text:tab/>Определяет текст с надписью</text:p>
      <text:p text:style-name="P4">&lt;template&gt;<text:tab/>Определяет шаблон</text:p>
      <text:p text:style-name="P4">&lt;time&gt;<text:tab/>Определяет дату и время</text:p>
      <text:p text:style-name="P4">&lt;tt&gt;<text:tab/>Не поддерживается в HTML5. Вместо этого используйте CSS.</text:p>
      <text:p text:style-name="P4">Определяет телетайп текст</text:p>
      <text:p text:style-name="P4">&lt;u&gt;<text:tab/>Определяет текст, который должен быть стилистически отличается от обычного текста</text:p>
      <text:p text:style-name="P4"><text:soft-page-break/>&lt;var&gt;<text:tab/>Определяет переменную</text:p>
      <text:p text:style-name="P4">&lt;wbr&gt;<text:tab/>Определяет возможный разрыв строки</text:p>
      <text:p text:style-name="_5f_heading_5f_bottom">Формы и ввод</text:p>
      <text:p text:style-name="P4">Тег<text:tab/>Описание</text:p>
      <text:p text:style-name="P4">&lt;form&gt;<text:tab/>Определяет HTML-форму для ввода данных пользователем</text:p>
      <text:p text:style-name="P4">&lt;input&gt;<text:tab/>Определяет элемент управления вводом</text:p>
      <text:p text:style-name="P4">&lt;textarea&gt;<text:tab/>Определяет многострочный элемент управления вводом (область текста)</text:p>
      <text:p text:style-name="P4">&lt;button&gt;<text:tab/>Определяет нажатую кнопку</text:p>
      <text:p text:style-name="P4">&lt;select&gt;<text:tab/>Определяет раскрывающийся список</text:p>
      <text:p text:style-name="P4">&lt;optgroup&gt;<text:tab/>Определяет группу связанных параметров в раскрывающемся списке</text:p>
      <text:p text:style-name="P4">&lt;option&gt;<text:tab/>Определяет параметр в раскрывающемся списке</text:p>
      <text:p text:style-name="P4">&lt;label&gt;<text:tab/>Определяет метку для &lt;input&gt; Элемента</text:p>
      <text:p text:style-name="P4">&lt;fieldset&gt;<text:tab/>группирует связанные элементы в форме</text:p>
      <text:p text:style-name="P4">&lt;legend&gt;<text:tab/>Определяет заголовок для &lt;fieldset&gt; Элемента</text:p>
      <text:p text:style-name="P4">&lt;datalist&gt;<text:tab/>Задает список предварительно заданных параметров для элементов управления вводом</text:p>
      <text:p text:style-name="P4">&lt;output&gt;<text:tab/>Определяет результат вычисления</text:p>
      <text:p text:style-name="_5f_heading_5f_bottom">Рамки</text:p>
      <text:p text:style-name="P4">Тег<text:tab/>Описание</text:p>
      <text:p text:style-name="P4">&lt;frame&gt;<text:tab/>Не поддерживается в HTML5.</text:p>
      <text:p text:style-name="P4">Определяет окно (фрейм) в фрейме</text:p>
      <text:p text:style-name="P4">&lt;frameset&gt;<text:tab/>Не поддерживается в HTML5.</text:p>
      <text:p text:style-name="P4">Определяет набор фреймов</text:p>
      <text:p text:style-name="P4">&lt;noframes&gt;<text:tab/>Не поддерживается в HTML5.</text:p>
      <text:p text:style-name="P4">Определяет альтернативное содержимое для пользователей, которые не поддерживают рамки</text:p>
      <text:p text:style-name="P4">&lt;iframe&gt;<text:tab/>Определяет встроенный фрейм</text:p>
      <text:p text:style-name="_5f_heading_5f_bottom">Изображения</text:p>
      <text:p text:style-name="P4">Тег<text:tab/>Описание</text:p>
      <text:p text:style-name="P4">&lt;img&gt;<text:tab/>Определяет изображение</text:p>
      <text:p text:style-name="P4">&lt;map&gt;<text:tab/>Определяет изображение на стороне клиента-карты</text:p>
      <text:p text:style-name="P4">&lt;area&gt;<text:tab/>Определяет область внутри изображения-карты</text:p>
      <text:p text:style-name="P4">&lt;canvas&gt;<text:tab/>Используется для рисования графики, на лету, с помощью сценариев (обычно JavaScript)</text:p>
      <text:p text:style-name="P4">&lt;figcaption&gt;<text:tab/>Определяет заголовок для &lt;figure&gt; Элемента</text:p>
      <text:p text:style-name="P4">&lt;figure&gt;<text:tab/>Указывает автономное содержимое</text:p>
      <text:p text:style-name="P4">&lt;picture&gt;<text:tab/>Определяет контейнер для нескольких ресурсов изображения</text:p>
      <text:p text:style-name="P4">&lt;svg&gt;<text:tab/>Определяет контейнер для графики SVG</text:p>
      <text:p text:style-name="_5f_heading_5f_bottom">Аудио/видео</text:p>
      <text:p text:style-name="P4">Тег<text:tab/>Описание</text:p>
      <text:p text:style-name="P4"><text:soft-page-break/>&lt;audio&gt;<text:tab/>Определяет звуковое содержимое</text:p>
      <text:p text:style-name="P4">&lt;source&gt;<text:tab/>Определяет несколько мультимедийных ресурсов для элементов мультимедиа (&lt;video&gt;, &lt;audio&gt; И &lt;picture&gt;)</text:p>
      <text:p text:style-name="P4">&lt;track&gt;<text:tab/>Определяет текстовые дорожки для элементов мультимедиа (&lt;video&gt; И &lt;audio&gt;)</text:p>
      <text:p text:style-name="P4">&lt;video&gt;<text:tab/>Определяет видео или фильм</text:p>
      <text:p text:style-name="_5f_heading_5f_bottom">Ссылки</text:p>
      <text:p text:style-name="P4">Тег<text:tab/>Описание</text:p>
      <text:p text:style-name="P4">&lt;a&gt;<text:tab/>Определяет гиперссылку</text:p>
      <text:p text:style-name="P4">&lt;link&gt;<text:tab/>Определяет связь между документом и внешним ресурсом (наиболее используемым для связывания с таблицами стилей)</text:p>
      <text:p text:style-name="P4">&lt;nav&gt;<text:tab/>Определяет навигационные ссылки</text:p>
      <text:p text:style-name="_5f_heading_5f_bottom">Списки</text:p>
      <text:p text:style-name="P4">Тег<text:tab/>Описание</text:p>
      <text:p text:style-name="P4">&lt;ul&gt;<text:tab/>Определяет неупорядоченный список</text:p>
      <text:p text:style-name="P4">&lt;ol&gt;<text:tab/>Определяет упорядоченный список</text:p>
      <text:p text:style-name="P4">&lt;li&gt;<text:tab/>Определяет элемент списка</text:p>
      <text:p text:style-name="P4">&lt;dir&gt;<text:tab/>Не поддерживается в HTML5. Использовать &lt;ul&gt; Вместо.</text:p>
      <text:p text:style-name="P4">Определяет список каталогов</text:p>
      <text:p text:style-name="P4">&lt;dl&gt;<text:tab/>Определяет список описания</text:p>
      <text:p text:style-name="P4">&lt;dt&gt;<text:tab/>Определяет термин/имя в списке описания</text:p>
      <text:p text:style-name="P4">&lt;dd&gt;<text:tab/>Определяет описание термина/имени в списке описания</text:p>
      <text:p text:style-name="P4">&lt;menu&gt;<text:tab/>Определяет список/меню команд</text:p>
      <text:p text:style-name="P4">&lt;menuitem&gt;<text:tab/>Определяет команду/пункт меню, который пользователь может вызвать из всплывающего меню</text:p>
      <text:p text:style-name="_5f_heading_5f_bottom">Таблицы</text:p>
      <text:p text:style-name="P4">Тег<text:tab/>Описание</text:p>
      <text:p text:style-name="P4">&lt;table&gt;<text:tab/>Определяет таблицу</text:p>
      <text:p text:style-name="P4">&lt;caption&gt;<text:tab/>Определяет заголовок таблицы</text:p>
      <text:p text:style-name="P4">&lt;th&gt;<text:tab/>Определяет ячейку заголовка в таблице</text:p>
      <text:p text:style-name="P4">&lt;tr&gt;<text:tab/>Определяет строку в таблице</text:p>
      <text:p text:style-name="P4">&lt;td&gt;<text:tab/>Определяет ячейку в таблице</text:p>
      <text:p text:style-name="P4">&lt;thead&gt;<text:tab/>Группирует содержимое заголовка в таблице</text:p>
      <text:p text:style-name="P4">&lt;tbody&gt;<text:tab/>Группирует содержимое тела в таблице</text:p>
      <text:p text:style-name="P4">&lt;tfoot&gt;<text:tab/>Группирует содержимое нижнего колонтитула в таблице</text:p>
      <text:p text:style-name="P4">&lt;col&gt;<text:tab/>Задает свойства столбца для каждого столбца в &lt;colgroup&gt; Элемента</text:p>
      <text:p text:style-name="P4">&lt;colgroup&gt;<text:tab/>Задает группу из одного или нескольких столбцов в таблице для форматирования</text:p>
      <text:p text:style-name="_5f_heading_5f_bottom">Стили и семантика</text:p>
      <text:p text:style-name="P4">Тег<text:tab/>Описание</text:p>
      <text:p text:style-name="P4"><text:soft-page-break/>&lt;style&gt;<text:tab/>Определяет сведения о стиле для документа</text:p>
      <text:p text:style-name="P4">&lt;div&gt;<text:tab/>Определяет раздел в документе</text:p>
      <text:p text:style-name="P4">&lt;span&gt;<text:tab/>Определяет раздел в документе</text:p>
      <text:p text:style-name="P4">&lt;header&gt;<text:tab/>Определяет заголовок документа или раздела</text:p>
      <text:p text:style-name="P4">&lt;footer&gt;<text:tab/>Определяет нижний колонтитул для документа или раздела</text:p>
      <text:p text:style-name="P4">&lt;main&gt;<text:tab/>Указывает основное содержимое документа</text:p>
      <text:p text:style-name="P4">&lt;section&gt;<text:tab/>Определяет раздел в документе</text:p>
      <text:p text:style-name="P4">&lt;article&gt;<text:tab/>Определяет статью</text:p>
      <text:p text:style-name="P4">&lt;aside&gt;<text:tab/>Определяет содержание в стороне от содержимого страницы</text:p>
      <text:p text:style-name="P4">&lt;details&gt;<text:tab/>Определяет дополнительные сведения, которые пользователь может просматривать или скрывать</text:p>
      <text:p text:style-name="P4">&lt;dialog&gt;<text:tab/>Определяет диалоговое окно или окно</text:p>
      <text:p text:style-name="P4">&lt;summary&gt;<text:tab/>Определяет видимый заголовок для &lt;details&gt; Элемента</text:p>
      <text:p text:style-name="P4">&lt;data&gt;<text:tab/>Связывает данное содержимое с машинно-читаемым переводом</text:p>
      <text:p text:style-name="_5f_heading_5f_bottom">Мета Инфо</text:p>
      <text:p text:style-name="P4">Тег<text:tab/>Описание</text:p>
      <text:p text:style-name="P4">&lt;head&gt;<text:tab/>Определяет сведения о документе</text:p>
      <text:p text:style-name="P4">&lt;meta&gt;<text:tab/>Определяет метаданные HTML-документа</text:p>
      <text:p text:style-name="P4">&lt;base&gt;<text:tab/>Указывает базовый URL-адрес/цель для всех относительных URL-адресов в документе</text:p>
      <text:p text:style-name="P4">&lt;basefont&gt;<text:tab/>Не поддерживается в HTML5. Вместо этого используйте CSS.</text:p>
      <text:p text:style-name="P4">Задает цвет, размер и шрифт по умолчанию для всего текста в документе</text:p>
      <text:p text:style-name="_5f_heading_5f_bottom">Программирование</text:p>
      <text:p text:style-name="P4">Тег<text:tab/>Описание</text:p>
      <text:p text:style-name="P4">&lt;script&gt;<text:tab/>Определяет сценарий на стороне клиента</text:p>
      <text:p text:style-name="P4">&lt;noscript&gt;<text:tab/>Определяет альтернативное содержимое для пользователей, которые не поддерживают сценарии на стороне клиента</text:p>
      <text:p text:style-name="P4">&lt;applet&gt;<text:tab/>Не поддерживается в HTML5. Использовать &lt;embed&gt; или &lt;object&gt; Вместо.</text:p>
      <text:p text:style-name="P4">Определяет встроенный апплет</text:p>
      <text:p text:style-name="P4">&lt;embed&gt;<text:tab/>Определяет контейнер для внешнего (не HTML) приложения</text:p>
      <text:p text:style-name="P4">&lt;object&gt;<text:tab/>Определяет внедренный объект</text:p>
      <text:p text:style-name="P4">&lt;param&gt;<text:tab/>Определяет параметр для объекта</text:p>
      <text:p text:style-name="P4"/>
      <text:p text:style-name="P4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><text:soft-page-break/></text:p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segoe ui" svg:font-family="'segoe ui', Arial, sans-serif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8T09:56:34.964000000</dc:date>
    <meta:editing-duration>PT20M2S</meta:editing-duration>
    <meta:editing-cycles>6</meta:editing-cycles>
    <meta:document-statistic meta:table-count="0" meta:image-count="0" meta:object-count="0" meta:page-count="6" meta:paragraph-count="171" meta:word-count="907" meta:character-count="7257" meta:non-whitespace-character-count="6521"/>
  </office:meta>
</office:document-meta>
</file>